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901cm"/>
    </style:style>
    <style:style style:name="co3" style:family="table-column">
      <style:table-column-properties fo:break-before="auto" style:column-width="2.02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1.339cm"/>
    </style:style>
    <style:style style:name="co7" style:family="table-column">
      <style:table-column-properties fo:break-before="auto" style:column-width="1.543cm"/>
    </style:style>
    <style:style style:name="co1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83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2.332cm"/>
    </style:style>
    <style:style style:name="co12" style:family="table-column">
      <style:table-column-properties fo:break-before="auto" style:column-width="1.515cm"/>
    </style:style>
    <style:style style:name="co13" style:family="table-column">
      <style:table-column-properties fo:break-before="auto" style:column-width="2.808cm"/>
    </style:style>
    <style:style style:name="co14" style:family="table-column">
      <style:table-column-properties fo:break-before="auto" style:column-width="1.106cm"/>
    </style:style>
    <style:style style:name="co15" style:family="table-column">
      <style:table-column-properties fo:break-before="auto" style:column-width="1.356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445cm"/>
    </style:style>
    <style:style style:name="co18" style:family="table-column">
      <style:table-column-properties fo:break-before="auto" style:column-width="2.104cm"/>
    </style:style>
    <style:style style:name="co19" style:family="table-column">
      <style:table-column-properties fo:break-before="auto" style:column-width="2.15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22.3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boolean-style style:name="N99">
      <number:boolean/>
    </number:boolean-style>
    <number:currency-style style:name="N103P0" style:volatile="true">
      <number:currency-symbol number:language="tr" number:country="TR">₺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25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.G3"/>
      <style:map style:condition="cell-content()=&quot;DEĞİŞTİR&quot;" style:apply-style-name="Error" style:base-cell-address="Uygun.G3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.J3"/>
      <style:map style:condition="cell-content()=0" style:apply-style-name="Error" style:base-cell-address="Uygun.J3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Degil.E3"/>
      <style:map style:condition="cell-content()=&quot;DEĞİŞTİR&quot;" style:apply-style-name="Error" style:base-cell-address="UygunDegil.E3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Degil.J3"/>
      <style:map style:condition="cell-content()=0" style:apply-style-name="Error" style:base-cell-address="UygunDegil.J3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2" style:family="table-cell" style:parent-style-name="Default" style:data-style-name="N11">
      <style:text-properties fo:font-size="10pt" style:font-size-asian="10pt" style:font-size-complex="10pt"/>
    </style:style>
    <style:style style:name="ce33" style:family="table-cell" style:parent-style-name="Default" style:data-style-name="N99">
      <style:text-properties fo:font-size="10pt" style:font-size-asian="10pt" style:font-size-complex="10pt"/>
    </style:style>
    <style:style style:name="ce1" style:family="table-cell" style:parent-style-name="Default" style:data-style-name="N2"/>
    <style:style style:name="ce30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9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4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.G3"/>
      <style:map style:condition="cell-content()=&quot;DEĞİŞTİR&quot;" style:apply-style-name="Error" style:base-cell-address="Uygun.G3"/>
    </style:style>
    <style:style style:name="ce4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.J3"/>
      <style:map style:condition="cell-content()=0" style:apply-style-name="Error" style:base-cell-address="Uygun.J3"/>
    </style:style>
    <style:style style:name="ce43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Degil.E3"/>
      <style:map style:condition="cell-content()=&quot;DEĞİŞTİR&quot;" style:apply-style-name="Error" style:base-cell-address="UygunDegil.E3"/>
    </style:style>
    <style:style style:name="ce4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46" style:family="table-cell" style:parent-style-name="Default" style:data-style-name="N11">
      <style:text-properties fo:font-size="10pt" style:font-size-asian="10pt" style:font-size-complex="10pt"/>
    </style:style>
    <style:style style:name="ce47" style:family="table-cell" style:parent-style-name="Default" style:data-style-name="N99">
      <style:text-properties fo:font-size="10pt" style:font-size-asian="10pt" style:font-size-complex="10pt"/>
    </style:style>
    <style:style style:name="ce48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Degil.J3"/>
      <style:map style:condition="cell-content()=0" style:apply-style-name="Error" style:base-cell-address="UygunDegil.J3"/>
    </style:style>
    <style:style style:name="ce86" style:family="table-cell" style:parent-style-name="Default">
      <style:text-properties style:font-name="Fira Sans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style:font-size-asian="12pt" style:font-size-complex="12pt"/>
    </style:style>
    <style:style style:name="ce88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89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2pt" style:font-size-asian="10pt" style:font-size-complex="10pt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end" fo:margin-left="0.353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3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5" style:family="table-cell" style:parent-style-name="Default" style:data-style-name="N103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1">
      <style:text-properties style:font-name="Fira Sans" fo:font-size="12pt" style:font-size-asian="12pt" style:font-size-complex="12pt"/>
    </style:style>
    <style:style style:name="ce99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&quot;UYGUN&quot;" style:apply-style-name="Good" style:base-cell-address="Kodlama_icin.G3"/>
      <style:map style:condition="cell-content()=&quot;DEĞİŞTİR&quot;" style:apply-style-name="Error" style:base-cell-address="Kodlama_icin.G3"/>
    </style:style>
    <style:style style:name="ce100" style:family="table-cell" style:parent-style-name="Default">
      <style:table-cell-properties fo:border="none"/>
      <style:text-properties style:font-name="Fira Sans" fo:font-size="12pt" style:font-size-asian="12pt" style:font-size-complex="12pt"/>
    </style:style>
    <style:style style:name="ce101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52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99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1" style:apply-style-name="Good" style:base-cell-address="Kodlama_icin.J3"/>
      <style:map style:condition="cell-content()=0" style:apply-style-name="Error" style:base-cell-address="Kodlama_icin.J3"/>
    </style:style>
    <style:style style:name="ce36" style:family="table-cell" style:parent-style-name="Default">
      <style:table-cell-properties style:vertical-align="middle"/>
      <style:text-properties style:font-name="Fira Sans" fo:font-size="12pt" style:font-size-asian="12pt" style:font-size-complex="12pt"/>
    </style:style>
    <style:style style:name="ce10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astgel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formula="of:=RANDBETWEEN(10;25)" office:value-type="float" office:value="20" calcext:value-type="float">
            <text:p>20</text:p>
          </table:table-cell>
          <table:table-cell table:formula="of:=RANDBETWEEN(100;500)" office:value-type="float" office:value="223" calcext:value-type="float">
            <text:p>223</text:p>
          </table:table-cell>
          <table:table-cell/>
          <table:table-cell table:formula="of:=RANDBETWEEN(1;1000)" office:value-type="float" office:value="674" calcext:value-type="float">
            <text:p>674,00</text:p>
          </table:table-cell>
          <table:table-cell table:formula="of:=[.E3]/100" office:value-type="float" office:value="6.74" calcext:value-type="float">
            <text:p>6,74</text:p>
          </table:table-cell>
          <table:table-cell/>
          <table:table-cell table:formula="of:=RANDBETWEEN([.E3];[.E3]+500)" office:value-type="float" office:value="792" calcext:value-type="float">
            <text:p>792,00</text:p>
          </table:table-cell>
          <table:table-cell table:formula="of:=[.H3]/100" office:value-type="float" office:value="7.92" calcext:value-type="float">
            <text:p>7,92</text:p>
          </table:table-cell>
        </table:table-row>
        <table:table-row table:style-name="ro1">
          <table:table-cell/>
          <table:table-cell table:formula="of:=RANDBETWEEN(10;25)" office:value-type="float" office:value="12" calcext:value-type="float">
            <text:p>12</text:p>
          </table:table-cell>
          <table:table-cell table:formula="of:=RANDBETWEEN(100;500)" office:value-type="float" office:value="424" calcext:value-type="float">
            <text:p>424</text:p>
          </table:table-cell>
          <table:table-cell/>
          <table:table-cell table:formula="of:=RANDBETWEEN(1;1000)" office:value-type="float" office:value="821" calcext:value-type="float">
            <text:p>821,00</text:p>
          </table:table-cell>
          <table:table-cell table:formula="of:=[.E4]/100" office:value-type="float" office:value="8.21" calcext:value-type="float">
            <text:p>8,21</text:p>
          </table:table-cell>
          <table:table-cell/>
          <table:table-cell table:formula="of:=RANDBETWEEN([.E4];[.E4]+500)" office:value-type="float" office:value="872" calcext:value-type="float">
            <text:p>872,00</text:p>
          </table:table-cell>
          <table:table-cell table:formula="of:=[.H4]/100" office:value-type="float" office:value="8.72" calcext:value-type="float">
            <text:p>8,72</text:p>
          </table:table-cell>
        </table:table-row>
        <table:table-row table:style-name="ro1">
          <table:table-cell/>
          <table:table-cell table:formula="of:=RANDBETWEEN(10;25)" office:value-type="float" office:value="18" calcext:value-type="float">
            <text:p>18</text:p>
          </table:table-cell>
          <table:table-cell table:formula="of:=RANDBETWEEN(100;500)" office:value-type="float" office:value="266" calcext:value-type="float">
            <text:p>266</text:p>
          </table:table-cell>
          <table:table-cell/>
          <table:table-cell table:formula="of:=RANDBETWEEN(1;1000)" office:value-type="float" office:value="70" calcext:value-type="float">
            <text:p>70,00</text:p>
          </table:table-cell>
          <table:table-cell table:formula="of:=[.E5]/100" office:value-type="float" office:value="0.7" calcext:value-type="float">
            <text:p>0,7</text:p>
          </table:table-cell>
          <table:table-cell/>
          <table:table-cell table:formula="of:=RANDBETWEEN([.E5];[.E5]+500)" office:value-type="float" office:value="88" calcext:value-type="float">
            <text:p>88,00</text:p>
          </table:table-cell>
          <table:table-cell table:formula="of:=[.H5]/100" office:value-type="float" office:value="0.88" calcext:value-type="float">
            <text:p>0,88</text:p>
          </table:table-cell>
        </table:table-row>
        <table:table-row table:style-name="ro1">
          <table:table-cell/>
          <table:table-cell table:formula="of:=RANDBETWEEN(10;25)" office:value-type="float" office:value="14" calcext:value-type="float">
            <text:p>14</text:p>
          </table:table-cell>
          <table:table-cell table:formula="of:=RANDBETWEEN(100;500)" office:value-type="float" office:value="423" calcext:value-type="float">
            <text:p>423</text:p>
          </table:table-cell>
          <table:table-cell/>
          <table:table-cell table:formula="of:=RANDBETWEEN(1;1000)" office:value-type="float" office:value="995" calcext:value-type="float">
            <text:p>995,00</text:p>
          </table:table-cell>
          <table:table-cell table:formula="of:=[.E6]/100" office:value-type="float" office:value="9.95" calcext:value-type="float">
            <text:p>9,95</text:p>
          </table:table-cell>
          <table:table-cell/>
          <table:table-cell table:formula="of:=RANDBETWEEN([.E6];[.E6]+500)" office:value-type="float" office:value="1096" calcext:value-type="float">
            <text:p>1096,00</text:p>
          </table:table-cell>
          <table:table-cell table:formula="of:=[.H6]/100" office:value-type="float" office:value="10.96" calcext:value-type="float">
            <text:p>10,96</text:p>
          </table:table-cell>
        </table:table-row>
        <table:table-row table:style-name="ro1">
          <table:table-cell/>
          <table:table-cell table:formula="of:=RANDBETWEEN(10;25)" office:value-type="float" office:value="15" calcext:value-type="float">
            <text:p>15</text:p>
          </table:table-cell>
          <table:table-cell table:formula="of:=RANDBETWEEN(100;500)" office:value-type="float" office:value="500" calcext:value-type="float">
            <text:p>500</text:p>
          </table:table-cell>
          <table:table-cell/>
          <table:table-cell table:formula="of:=RANDBETWEEN(1;1000)" office:value-type="float" office:value="486" calcext:value-type="float">
            <text:p>486,00</text:p>
          </table:table-cell>
          <table:table-cell table:formula="of:=[.E7]/100" office:value-type="float" office:value="4.86" calcext:value-type="float">
            <text:p>4,86</text:p>
          </table:table-cell>
          <table:table-cell/>
          <table:table-cell table:formula="of:=RANDBETWEEN([.E7];[.E7]+500)" office:value-type="float" office:value="534" calcext:value-type="float">
            <text:p>534,00</text:p>
          </table:table-cell>
          <table:table-cell table:formula="of:=[.H7]/100" office:value-type="float" office:value="5.34" calcext:value-type="float">
            <text:p>5,34</text:p>
          </table:table-cell>
        </table:table-row>
        <table:table-row table:style-name="ro1">
          <table:table-cell/>
          <table:table-cell table:formula="of:=RANDBETWEEN(10;25)" office:value-type="float" office:value="18" calcext:value-type="float">
            <text:p>18</text:p>
          </table:table-cell>
          <table:table-cell table:formula="of:=RANDBETWEEN(100;500)" office:value-type="float" office:value="340" calcext:value-type="float">
            <text:p>340</text:p>
          </table:table-cell>
          <table:table-cell/>
          <table:table-cell table:formula="of:=RANDBETWEEN(1;1000)" office:value-type="float" office:value="180" calcext:value-type="float">
            <text:p>180,00</text:p>
          </table:table-cell>
          <table:table-cell table:formula="of:=[.E8]/100" office:value-type="float" office:value="1.8" calcext:value-type="float">
            <text:p>1,8</text:p>
          </table:table-cell>
          <table:table-cell/>
          <table:table-cell table:formula="of:=RANDBETWEEN([.E8];[.E8]+500)" office:value-type="float" office:value="612" calcext:value-type="float">
            <text:p>612,00</text:p>
          </table:table-cell>
          <table:table-cell table:formula="of:=[.H8]/100" office:value-type="float" office:value="6.12" calcext:value-type="float">
            <text:p>6,12</text:p>
          </table:table-cell>
        </table:table-row>
        <table:table-row table:style-name="ro1">
          <table:table-cell/>
          <table:table-cell table:formula="of:=RANDBETWEEN(10;25)" office:value-type="float" office:value="20" calcext:value-type="float">
            <text:p>20</text:p>
          </table:table-cell>
          <table:table-cell table:formula="of:=RANDBETWEEN(100;500)" office:value-type="float" office:value="335" calcext:value-type="float">
            <text:p>335</text:p>
          </table:table-cell>
          <table:table-cell/>
          <table:table-cell table:formula="of:=RANDBETWEEN(1;1000)" office:value-type="float" office:value="228" calcext:value-type="float">
            <text:p>228,00</text:p>
          </table:table-cell>
          <table:table-cell table:formula="of:=[.E9]/100" office:value-type="float" office:value="2.28" calcext:value-type="float">
            <text:p>2,28</text:p>
          </table:table-cell>
          <table:table-cell/>
          <table:table-cell table:formula="of:=RANDBETWEEN([.E9];[.E9]+500)" office:value-type="float" office:value="302" calcext:value-type="float">
            <text:p>302,00</text:p>
          </table:table-cell>
          <table:table-cell table:formula="of:=[.H9]/100" office:value-type="float" office:value="3.02" calcext:value-type="float">
            <text:p>3,02</text:p>
          </table:table-cell>
        </table:table-row>
        <table:table-row table:style-name="ro1">
          <table:table-cell/>
          <table:table-cell table:formula="of:=RANDBETWEEN(10;25)" office:value-type="float" office:value="19" calcext:value-type="float">
            <text:p>19</text:p>
          </table:table-cell>
          <table:table-cell table:formula="of:=RANDBETWEEN(100;500)" office:value-type="float" office:value="216" calcext:value-type="float">
            <text:p>216</text:p>
          </table:table-cell>
          <table:table-cell/>
          <table:table-cell table:formula="of:=RANDBETWEEN(1;1000)" office:value-type="float" office:value="20" calcext:value-type="float">
            <text:p>20,00</text:p>
          </table:table-cell>
          <table:table-cell table:formula="of:=[.E10]/100" office:value-type="float" office:value="0.2" calcext:value-type="float">
            <text:p>0,2</text:p>
          </table:table-cell>
          <table:table-cell/>
          <table:table-cell table:formula="of:=RANDBETWEEN([.E10];[.E10]+500)" office:value-type="float" office:value="79" calcext:value-type="float">
            <text:p>79,00</text:p>
          </table:table-cell>
          <table:table-cell table:formula="of:=[.H10]/100" office:value-type="float" office:value="0.79" calcext:value-type="float">
            <text:p>0,79</text:p>
          </table:table-cell>
        </table:table-row>
        <table:table-row table:style-name="ro1">
          <table:table-cell/>
          <table:table-cell table:formula="of:=RANDBETWEEN(10;25)" office:value-type="float" office:value="25" calcext:value-type="float">
            <text:p>25</text:p>
          </table:table-cell>
          <table:table-cell table:formula="of:=RANDBETWEEN(100;500)" office:value-type="float" office:value="150" calcext:value-type="float">
            <text:p>150</text:p>
          </table:table-cell>
          <table:table-cell/>
          <table:table-cell table:formula="of:=RANDBETWEEN(1;1000)" office:value-type="float" office:value="802" calcext:value-type="float">
            <text:p>802,00</text:p>
          </table:table-cell>
          <table:table-cell table:formula="of:=[.E11]/100" office:value-type="float" office:value="8.02" calcext:value-type="float">
            <text:p>8,02</text:p>
          </table:table-cell>
          <table:table-cell/>
          <table:table-cell table:formula="of:=RANDBETWEEN([.E11];[.E11]+500)" office:value-type="float" office:value="1121" calcext:value-type="float">
            <text:p>1121,00</text:p>
          </table:table-cell>
          <table:table-cell table:formula="of:=[.H11]/100" office:value-type="float" office:value="11.21" calcext:value-type="float">
            <text:p>11,21</text:p>
          </table:table-cell>
        </table:table-row>
        <table:table-row table:style-name="ro1">
          <table:table-cell/>
          <table:table-cell table:formula="of:=RANDBETWEEN(10;25)" office:value-type="float" office:value="13" calcext:value-type="float">
            <text:p>13</text:p>
          </table:table-cell>
          <table:table-cell table:formula="of:=RANDBETWEEN(100;500)" office:value-type="float" office:value="398" calcext:value-type="float">
            <text:p>398</text:p>
          </table:table-cell>
          <table:table-cell/>
          <table:table-cell table:formula="of:=RANDBETWEEN(1;1000)" office:value-type="float" office:value="67" calcext:value-type="float">
            <text:p>67,00</text:p>
          </table:table-cell>
          <table:table-cell table:formula="of:=[.E12]/100" office:value-type="float" office:value="0.67" calcext:value-type="float">
            <text:p>0,67</text:p>
          </table:table-cell>
          <table:table-cell/>
          <table:table-cell table:formula="of:=RANDBETWEEN([.E12];[.E12]+500)" office:value-type="float" office:value="456" calcext:value-type="float">
            <text:p>456,00</text:p>
          </table:table-cell>
          <table:table-cell table:formula="of:=[.H12]/100" office:value-type="float" office:value="4.56" calcext:value-type="float">
            <text:p>4,56</text:p>
          </table:table-cell>
        </table:table-row>
        <table:table-row table:style-name="ro1">
          <table:table-cell/>
          <table:table-cell table:formula="of:=RANDBETWEEN(10;25)" office:value-type="float" office:value="13" calcext:value-type="float">
            <text:p>13</text:p>
          </table:table-cell>
          <table:table-cell table:formula="of:=RANDBETWEEN(100;500)" office:value-type="float" office:value="461" calcext:value-type="float">
            <text:p>461</text:p>
          </table:table-cell>
          <table:table-cell/>
          <table:table-cell table:formula="of:=RANDBETWEEN(1;1000)" office:value-type="float" office:value="128" calcext:value-type="float">
            <text:p>128,00</text:p>
          </table:table-cell>
          <table:table-cell table:formula="of:=[.E13]/100" office:value-type="float" office:value="1.28" calcext:value-type="float">
            <text:p>1,28</text:p>
          </table:table-cell>
          <table:table-cell/>
          <table:table-cell table:formula="of:=RANDBETWEEN([.E13];[.E13]+500)" office:value-type="float" office:value="447" calcext:value-type="float">
            <text:p>447,00</text:p>
          </table:table-cell>
          <table:table-cell table:formula="of:=[.H13]/100" office:value-type="float" office:value="4.47" calcext:value-type="float">
            <text:p>4,47</text:p>
          </table:table-cell>
        </table:table-row>
        <table:table-row table:style-name="ro1">
          <table:table-cell/>
          <table:table-cell table:formula="of:=RANDBETWEEN(10;25)" office:value-type="float" office:value="25" calcext:value-type="float">
            <text:p>25</text:p>
          </table:table-cell>
          <table:table-cell table:formula="of:=RANDBETWEEN(100;500)" office:value-type="float" office:value="441" calcext:value-type="float">
            <text:p>44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Uygun" table:style-name="ta1">
        <office:forms form:automatic-focus="false" form:apply-design-mode="false"/>
        <table:table-column table:style-name="co2" table:default-cell-style-name="ce30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0"/>
        <table:table-column table:style-name="co7" table:default-cell-style-name="ce30"/>
        <table:table-column table:style-name="co1" table:number-columns-repeated="1018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Birim Fiyat</text:p>
          </table:table-cell>
          <table:table-cell table:style-name="ce35" office:value-type="string" calcext:value-type="string">
            <text:p>Miktar</text:p>
          </table:table-cell>
          <table:table-cell table:style-name="ce35" office:value-type="string" calcext:value-type="string">
            <text:p>Toplam Tutar</text:p>
          </table:table-cell>
          <table:table-cell table:style-name="ce35" office:value-type="string" calcext:value-type="string">
            <text:p>Min.</text:p>
          </table:table-cell>
          <table:table-cell table:style-name="ce35" office:value-type="string" calcext:value-type="string">
            <text:p>Max.</text:p>
          </table:table-cell>
          <table:table-cell table:style-name="ce35" office:value-type="string" calcext:value-type="string">
            <text:p>min. ve max.</text:p>
          </table:table-cell>
          <table:table-cell table:style-name="ce35" office:value-type="string" calcext:value-type="string">
            <text:p>min.TL</text:p>
          </table:table-cell>
          <table:table-cell table:style-name="ce35" office:value-type="string" calcext:value-type="string">
            <text:p>max.TL</text:p>
          </table:table-cell>
          <table:table-cell table:style-name="ce35" office:value-type="string" calcext:value-type="string">
            <text:p>minKIYAS</text:p>
          </table:table-cell>
          <table:table-cell table:style-name="ce35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8" calcext:value-type="currency">
            <text:p>₺28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3]*[.B3]" office:value-type="currency" office:currency="TRY" office:value="4872" calcext:value-type="currency">
            <text:p>₺4.872,00</text:p>
          </table:table-cell>
          <table:table-cell table:style-name="ce40" office:value-type="percentage" office:value="0.085" calcext:value-type="percentage">
            <text:p>%8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1" table:formula="of:=IF(AND(([.D3]&gt;=[.E3]*[.$D$14]);([.D3]&lt;=[.F3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3]*[.$D$14]" office:value-type="currency" office:currency="TRY" office:value="4317.745" calcext:value-type="currency">
            <text:p>₺4.317,75</text:p>
          </table:table-cell>
          <table:table-cell table:style-name="ce37" table:formula="of:=[.F3]*[.$D$14]" office:value-type="currency" office:currency="TRY" office:value="5079.7" calcext:value-type="currency">
            <text:p>₺5.079,70</text:p>
          </table:table-cell>
          <table:table-cell table:style-name="ce42" table:formula="of:=IF([.D3]&gt;=[.E3]*[.$D$14])" office:value-type="boolean" office:boolean-value="true" calcext:value-type="boolean">
            <text:p>DOĞRU</text:p>
          </table:table-cell>
          <table:table-cell table:style-name="ce42" table:formula="of:=IF([.D3]&lt;=[.F3]*[.$D$14])" office:value-type="boolean" office:boolean-value="true" calcext:value-type="boolean">
            <text:p>DOĞRU</text:p>
          </table:table-cell>
          <table:table-cell table:style-name="ce43" table:formula="of:=+[.D3]/[.$D$14]" office:value-type="percentage" office:value="0.095911175856842" calcext:value-type="percentage">
            <text:p>%9,59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5" calcext:value-type="currency">
            <text:p>₺5,00</text:p>
          </table:table-cell>
          <table:table-cell table:style-name="ce38" office:value-type="float" office:value="420" calcext:value-type="float">
            <text:p>420</text:p>
          </table:table-cell>
          <table:table-cell table:style-name="ce37" table:formula="of:=[.C4]*[.B4]" office:value-type="currency" office:currency="TRY" office:value="2100" calcext:value-type="currency">
            <text:p>₺2.100,00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45" calcext:value-type="percentage">
            <text:p>%4,50</text:p>
          </table:table-cell>
          <table:table-cell table:style-name="ce41" table:formula="of:=IF(AND(([.D4]&gt;=[.E4]*[.$D$14]);([.D4]&lt;=[.F4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4]*[.$D$14]" office:value-type="currency" office:currency="TRY" office:value="1269.925" calcext:value-type="currency">
            <text:p>₺1.269,93</text:p>
          </table:table-cell>
          <table:table-cell table:style-name="ce37" table:formula="of:=[.F4]*[.$D$14]" office:value-type="currency" office:currency="TRY" office:value="2285.865" calcext:value-type="currency">
            <text:p>₺2.285,87</text:p>
          </table:table-cell>
          <table:table-cell table:style-name="ce42" table:formula="of:=IF([.D4]&gt;=[.E4]*[.$D$14])" office:value-type="boolean" office:boolean-value="true" calcext:value-type="boolean">
            <text:p>DOĞRU</text:p>
          </table:table-cell>
          <table:table-cell table:style-name="ce42" table:formula="of:=IF([.D4]&lt;=[.F4]*[.$D$14])" office:value-type="boolean" office:boolean-value="true" calcext:value-type="boolean">
            <text:p>DOĞRU</text:p>
          </table:table-cell>
          <table:table-cell table:style-name="ce43" table:formula="of:=+[.D4]/[.$D$14]" office:value-type="percentage" office:value="0.041341024076225" calcext:value-type="percentage">
            <text:p>%4,13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7" calcext:value-type="currency">
            <text:p>₺17,00</text:p>
          </table:table-cell>
          <table:table-cell table:style-name="ce38" office:value-type="float" office:value="384" calcext:value-type="float">
            <text:p>384</text:p>
          </table:table-cell>
          <table:table-cell table:style-name="ce37" table:formula="of:=[.C5]*[.B5]" office:value-type="currency" office:currency="TRY" office:value="6528" calcext:value-type="currency">
            <text:p>₺6.528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41" table:formula="of:=IF(AND(([.D5]&gt;=[.E5]*[.$D$14]);([.D5]&lt;=[.F5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5]*[.$D$14]" office:value-type="currency" office:currency="TRY" office:value="6095.64" calcext:value-type="currency">
            <text:p>₺6.095,64</text:p>
          </table:table-cell>
          <table:table-cell table:style-name="ce37" table:formula="of:=[.F5]*[.$D$14]" office:value-type="currency" office:currency="TRY" office:value="7111.58" calcext:value-type="currency">
            <text:p>₺7.111,58</text:p>
          </table:table-cell>
          <table:table-cell table:style-name="ce42" table:formula="of:=IF([.D5]&gt;=[.E5]*[.$D$14])" office:value-type="boolean" office:boolean-value="true" calcext:value-type="boolean">
            <text:p>DOĞRU</text:p>
          </table:table-cell>
          <table:table-cell table:style-name="ce42" table:formula="of:=IF([.D5]&lt;=[.F5]*[.$D$14])" office:value-type="boolean" office:boolean-value="true" calcext:value-type="boolean">
            <text:p>DOĞRU</text:p>
          </table:table-cell>
          <table:table-cell table:style-name="ce43" table:formula="of:=+[.D5]/[.$D$14]" office:value-type="percentage" office:value="0.128511526271236" calcext:value-type="percentage">
            <text:p>%12,8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40" calcext:value-type="currency">
            <text:p>₺40,00</text:p>
          </table:table-cell>
          <table:table-cell table:style-name="ce38" office:value-type="float" office:value="128" calcext:value-type="float">
            <text:p>128</text:p>
          </table:table-cell>
          <table:table-cell table:style-name="ce37" table:formula="of:=[.C6]*[.B6]" office:value-type="currency" office:currency="TRY" office:value="5120" calcext:value-type="currency">
            <text:p>₺5.120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1" table:formula="of:=IF(AND(([.D6]&gt;=[.E6]*[.$D$14]);([.D6]&lt;=[.F6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6]*[.$D$14]" office:value-type="currency" office:currency="TRY" office:value="4571.73" calcext:value-type="currency">
            <text:p>₺4.571,73</text:p>
          </table:table-cell>
          <table:table-cell table:style-name="ce37" table:formula="of:=[.F6]*[.$D$14]" office:value-type="currency" office:currency="TRY" office:value="6095.64" calcext:value-type="currency">
            <text:p>₺6.095,64</text:p>
          </table:table-cell>
          <table:table-cell table:style-name="ce42" table:formula="of:=IF([.D6]&gt;=[.E6]*[.$D$14])" office:value-type="boolean" office:boolean-value="true" calcext:value-type="boolean">
            <text:p>DOĞRU</text:p>
          </table:table-cell>
          <table:table-cell table:style-name="ce42" table:formula="of:=IF([.D6]&lt;=[.F6]*[.$D$14])" office:value-type="boolean" office:boolean-value="true" calcext:value-type="boolean">
            <text:p>DOĞRU</text:p>
          </table:table-cell>
          <table:table-cell table:style-name="ce43" table:formula="of:=+[.D6]/[.$D$14]" office:value-type="percentage" office:value="0.100793353938225" calcext:value-type="percentage">
            <text:p>%10,08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7]*[.B7]" office:value-type="currency" office:currency="TRY" office:value="1914" calcext:value-type="currency">
            <text:p>₺1.914,00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41" table:formula="of:=IF(AND(([.D7]&gt;=[.E7]*[.$D$14]);([.D7]&lt;=[.F7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7]*[.$D$14]" office:value-type="currency" office:currency="TRY" office:value="1269.925" calcext:value-type="currency">
            <text:p>₺1.269,93</text:p>
          </table:table-cell>
          <table:table-cell table:style-name="ce37" table:formula="of:=[.F7]*[.$D$14]" office:value-type="currency" office:currency="TRY" office:value="2539.85" calcext:value-type="currency">
            <text:p>₺2.539,85</text:p>
          </table:table-cell>
          <table:table-cell table:style-name="ce42" table:formula="of:=IF([.D7]&gt;=[.E7]*[.$D$14])" office:value-type="boolean" office:boolean-value="true" calcext:value-type="boolean">
            <text:p>DOĞRU</text:p>
          </table:table-cell>
          <table:table-cell table:style-name="ce42" table:formula="of:=IF([.D7]&lt;=[.F7]*[.$D$14])" office:value-type="boolean" office:boolean-value="true" calcext:value-type="boolean">
            <text:p>DOĞRU</text:p>
          </table:table-cell>
          <table:table-cell table:style-name="ce43" table:formula="of:=+[.D7]/[.$D$14]" office:value-type="percentage" office:value="0.0376793905151879" calcext:value-type="percentage">
            <text:p>%3,77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14" calcext:value-type="currency">
            <text:p>₺14,00</text:p>
          </table:table-cell>
          <table:table-cell table:style-name="ce38" office:value-type="float" office:value="238" calcext:value-type="float">
            <text:p>238</text:p>
          </table:table-cell>
          <table:table-cell table:style-name="ce37" table:formula="of:=[.C8]*[.B8]" office:value-type="currency" office:currency="TRY" office:value="3332" calcext:value-type="currency">
            <text:p>₺3.332,00</text:p>
          </table:table-cell>
          <table:table-cell table:style-name="ce40" office:value-type="percentage" office:value="0.055" calcext:value-type="percentage">
            <text:p>%5,50</text:p>
          </table:table-cell>
          <table:table-cell table:style-name="ce40" office:value-type="percentage" office:value="0.07" calcext:value-type="percentage">
            <text:p>%7,00</text:p>
          </table:table-cell>
          <table:table-cell table:style-name="ce41" table:formula="of:=IF(AND(([.D8]&gt;=[.E8]*[.$D$14]);([.D8]&lt;=[.F8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8]*[.$D$14]" office:value-type="currency" office:currency="TRY" office:value="2793.835" calcext:value-type="currency">
            <text:p>₺2.793,84</text:p>
          </table:table-cell>
          <table:table-cell table:style-name="ce37" table:formula="of:=[.F8]*[.$D$14]" office:value-type="currency" office:currency="TRY" office:value="3555.79" calcext:value-type="currency">
            <text:p>₺3.555,79</text:p>
          </table:table-cell>
          <table:table-cell table:style-name="ce42" table:formula="of:=IF([.D8]&gt;=[.E8]*[.$D$14])" office:value-type="boolean" office:boolean-value="true" calcext:value-type="boolean">
            <text:p>DOĞRU</text:p>
          </table:table-cell>
          <table:table-cell table:style-name="ce42" table:formula="of:=IF([.D8]&lt;=[.F8]*[.$D$14])" office:value-type="boolean" office:boolean-value="true" calcext:value-type="boolean">
            <text:p>DOĞRU</text:p>
          </table:table-cell>
          <table:table-cell table:style-name="ce43" table:formula="of:=+[.D8]/[.$D$14]" office:value-type="percentage" office:value="0.0655944248676103" calcext:value-type="percentage">
            <text:p>%6,56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0" calcext:value-type="currency">
            <text:p>₺20,00</text:p>
          </table:table-cell>
          <table:table-cell table:style-name="ce38" office:value-type="float" office:value="239" calcext:value-type="float">
            <text:p>239</text:p>
          </table:table-cell>
          <table:table-cell table:style-name="ce37" table:formula="of:=[.C9]*[.B9]" office:value-type="currency" office:currency="TRY" office:value="4780" calcext:value-type="currency">
            <text:p>₺4.780,00</text:p>
          </table:table-cell>
          <table:table-cell table:style-name="ce40" office:value-type="percentage" office:value="0.075" calcext:value-type="percentage">
            <text:p>%7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1" table:formula="of:=IF(AND(([.D9]&gt;=[.E9]*[.$D$14]);([.D9]&lt;=[.F9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9]*[.$D$14]" office:value-type="currency" office:currency="TRY" office:value="3809.775" calcext:value-type="currency">
            <text:p>₺3.809,78</text:p>
          </table:table-cell>
          <table:table-cell table:style-name="ce37" table:formula="of:=[.F9]*[.$D$14]" office:value-type="currency" office:currency="TRY" office:value="5079.7" calcext:value-type="currency">
            <text:p>₺5.079,70</text:p>
          </table:table-cell>
          <table:table-cell table:style-name="ce42" table:formula="of:=IF([.D9]&gt;=[.E9]*[.$D$14])" office:value-type="boolean" office:boolean-value="true" calcext:value-type="boolean">
            <text:p>DOĞRU</text:p>
          </table:table-cell>
          <table:table-cell table:style-name="ce42" table:formula="of:=IF([.D9]&lt;=[.F9]*[.$D$14])" office:value-type="boolean" office:boolean-value="true" calcext:value-type="boolean">
            <text:p>DOĞRU</text:p>
          </table:table-cell>
          <table:table-cell table:style-name="ce43" table:formula="of:=+[.D9]/[.$D$14]" office:value-type="percentage" office:value="0.0941000452782645" calcext:value-type="percentage">
            <text:p>%9,41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0" calcext:value-type="currency">
            <text:p>₺20,00</text:p>
          </table:table-cell>
          <table:table-cell table:style-name="ce38" office:value-type="float" office:value="196" calcext:value-type="float">
            <text:p>196</text:p>
          </table:table-cell>
          <table:table-cell table:style-name="ce37" table:formula="of:=[.C10]*[.B10]" office:value-type="currency" office:currency="TRY" office:value="3920" calcext:value-type="currency">
            <text:p>₺3.920,00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8" calcext:value-type="percentage">
            <text:p>%8,00</text:p>
          </table:table-cell>
          <table:table-cell table:style-name="ce41" table:formula="of:=IF(AND(([.D10]&gt;=[.E10]*[.$D$14]);([.D10]&lt;=[.F10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0]*[.$D$14]" office:value-type="currency" office:currency="TRY" office:value="3047.82" calcext:value-type="currency">
            <text:p>₺3.047,82</text:p>
          </table:table-cell>
          <table:table-cell table:style-name="ce37" table:formula="of:=[.F10]*[.$D$14]" office:value-type="currency" office:currency="TRY" office:value="4063.76" calcext:value-type="currency">
            <text:p>₺4.063,76</text:p>
          </table:table-cell>
          <table:table-cell table:style-name="ce42" table:formula="of:=IF([.D10]&gt;=[.E10]*[.$D$14])" office:value-type="boolean" office:boolean-value="true" calcext:value-type="boolean">
            <text:p>DOĞRU</text:p>
          </table:table-cell>
          <table:table-cell table:style-name="ce42" table:formula="of:=IF([.D10]&lt;=[.F10]*[.$D$14])" office:value-type="boolean" office:boolean-value="true" calcext:value-type="boolean">
            <text:p>DOĞRU</text:p>
          </table:table-cell>
          <table:table-cell table:style-name="ce43" table:formula="of:=+[.D10]/[.$D$14]" office:value-type="percentage" office:value="0.0771699116089533" calcext:value-type="percentage">
            <text:p>%7,72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30" calcext:value-type="currency">
            <text:p>₺30,00</text:p>
          </table:table-cell>
          <table:table-cell table:style-name="ce38" office:value-type="float" office:value="184" calcext:value-type="float">
            <text:p>184</text:p>
          </table:table-cell>
          <table:table-cell table:style-name="ce37" table:formula="of:=[.C11]*[.B11]" office:value-type="currency" office:currency="TRY" office:value="5520" calcext:value-type="currency">
            <text:p>₺5.520,0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41" table:formula="of:=IF(AND(([.D11]&gt;=[.E11]*[.$D$14]);([.D11]&lt;=[.F11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1]*[.$D$14]" office:value-type="currency" office:currency="TRY" office:value="5079.7" calcext:value-type="currency">
            <text:p>₺5.079,70</text:p>
          </table:table-cell>
          <table:table-cell table:style-name="ce37" table:formula="of:=[.F11]*[.$D$14]" office:value-type="currency" office:currency="TRY" office:value="7111.58" calcext:value-type="currency">
            <text:p>₺7.111,58</text:p>
          </table:table-cell>
          <table:table-cell table:style-name="ce42" table:formula="of:=IF([.D11]&gt;=[.E11]*[.$D$14])" office:value-type="boolean" office:boolean-value="true" calcext:value-type="boolean">
            <text:p>DOĞRU</text:p>
          </table:table-cell>
          <table:table-cell table:style-name="ce42" table:formula="of:=IF([.D11]&lt;=[.F11]*[.$D$14])" office:value-type="boolean" office:boolean-value="true" calcext:value-type="boolean">
            <text:p>DOĞRU</text:p>
          </table:table-cell>
          <table:table-cell table:style-name="ce43" table:formula="of:=+[.D11]/[.$D$14]" office:value-type="percentage" office:value="0.108667834714649" calcext:value-type="percentage">
            <text:p>%10,87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8" calcext:value-type="currency">
            <text:p>₺8,00</text:p>
          </table:table-cell>
          <table:table-cell table:style-name="ce38" office:value-type="float" office:value="492" calcext:value-type="float">
            <text:p>492</text:p>
          </table:table-cell>
          <table:table-cell table:style-name="ce37" table:formula="of:=[.C12]*[.B12]" office:value-type="currency" office:currency="TRY" office:value="3936" calcext:value-type="currency">
            <text:p>₺3.936,00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1" table:formula="of:=IF(AND(([.D12]&gt;=[.E12]*[.$D$14]);([.D12]&lt;=[.F12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2]*[.$D$14]" office:value-type="currency" office:currency="TRY" office:value="3047.82" calcext:value-type="currency">
            <text:p>₺3.047,82</text:p>
          </table:table-cell>
          <table:table-cell table:style-name="ce37" table:formula="of:=[.F12]*[.$D$14]" office:value-type="currency" office:currency="TRY" office:value="4571.73" calcext:value-type="currency">
            <text:p>₺4.571,73</text:p>
          </table:table-cell>
          <table:table-cell table:style-name="ce42" table:formula="of:=IF([.D12]&gt;=[.E12]*[.$D$14])" office:value-type="boolean" office:boolean-value="true" calcext:value-type="boolean">
            <text:p>DOĞRU</text:p>
          </table:table-cell>
          <table:table-cell table:style-name="ce42" table:formula="of:=IF([.D12]&lt;=[.F12]*[.$D$14])" office:value-type="boolean" office:boolean-value="true" calcext:value-type="boolean">
            <text:p>DOĞRU</text:p>
          </table:table-cell>
          <table:table-cell table:style-name="ce43" table:formula="of:=+[.D12]/[.$D$14]" office:value-type="percentage" office:value="0.0774848908400102" calcext:value-type="percentage">
            <text:p>%7,75</text:p>
          </table:table-cell>
          <table:table-cell table:number-columns-repeated="1012"/>
        </table:table-row>
        <table:table-row table:style-name="ro1">
          <table:table-cell/>
          <table:table-cell table:style-name="ce37" office:value-type="currency" office:currency="TRY" office:value="25" calcext:value-type="currency">
            <text:p>₺25,00</text:p>
          </table:table-cell>
          <table:table-cell table:style-name="ce38" office:value-type="float" office:value="351" calcext:value-type="float">
            <text:p>351</text:p>
          </table:table-cell>
          <table:table-cell table:style-name="ce37" table:formula="of:=[.C13]*[.B13]" office:value-type="currency" office:currency="TRY" office:value="8775" calcext:value-type="currency">
            <text:p>₺8.775,00</text:p>
          </table:table-cell>
          <table:table-cell table:style-name="ce40" office:value-type="percentage" office:value="0.17" calcext:value-type="percentage">
            <text:p>%17,00</text:p>
          </table:table-cell>
          <table:table-cell table:style-name="ce40" office:value-type="percentage" office:value="0.2" calcext:value-type="percentage">
            <text:p>%20,00</text:p>
          </table:table-cell>
          <table:table-cell table:style-name="ce41" table:formula="of:=IF(AND(([.D13]&gt;=[.E13]*[.$D$14]);([.D13]&lt;=[.F13]*[.$D$14]));&quot;UYGUN&quot;;&quot;DEĞİŞTİR&quot;)" office:value-type="string" office:string-value="UYGUN" calcext:value-type="string">
            <text:p>UYGUN</text:p>
          </table:table-cell>
          <table:table-cell table:style-name="ce37" table:formula="of:=[.E13]*[.$D$14]" office:value-type="currency" office:currency="TRY" office:value="8635.49" calcext:value-type="currency">
            <text:p>₺8.635,49</text:p>
          </table:table-cell>
          <table:table-cell table:style-name="ce37" table:formula="of:=[.F13]*[.$D$14]" office:value-type="currency" office:currency="TRY" office:value="10159.4" calcext:value-type="currency">
            <text:p>₺10.159,40</text:p>
          </table:table-cell>
          <table:table-cell table:style-name="ce42" table:formula="of:=IF([.D13]&gt;=[.E13]*[.$D$14])" office:value-type="boolean" office:boolean-value="true" calcext:value-type="boolean">
            <text:p>DOĞRU</text:p>
          </table:table-cell>
          <table:table-cell table:style-name="ce42" table:formula="of:=IF([.D13]&lt;=[.F13]*[.$D$14])" office:value-type="boolean" office:boolean-value="true" calcext:value-type="boolean">
            <text:p>DOĞRU</text:p>
          </table:table-cell>
          <table:table-cell table:style-name="ce43" table:formula="of:=+[.D13]/[.$D$14]" office:value-type="percentage" office:value="0.172746422032797" calcext:value-type="percentage">
            <text:p>%17,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39" table:formula="of:=SUM([.D3:.D13])" office:value-type="currency" office:currency="TRY" office:value="50797" calcext:value-type="currency">
            <text:p>₺50.797,00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.J3:Uygun.K13">
            <calcext:condition calcext:apply-style-name="Good" calcext:value="=1" calcext:base-cell-address="Uygun.J3"/>
            <calcext:condition calcext:apply-style-name="Error" calcext:value="=0" calcext:base-cell-address="Uygun.J3"/>
          </calcext:conditional-format>
          <calcext:conditional-format calcext:target-range-address="Uygun.G3:Uygun.G13">
            <calcext:condition calcext:apply-style-name="Good" calcext:value="=&quot;UYGUN&quot;" calcext:base-cell-address="Uygun.G3"/>
            <calcext:condition calcext:apply-style-name="Error" calcext:value="=&quot;DEĞİŞTİR&quot;" calcext:base-cell-address="Uygun.G3"/>
          </calcext:conditional-format>
        </calcext:conditional-formats>
      </table:table>
      <table:table table:name="UygunDegil" table:style-name="ta1">
        <table:table-column table:style-name="co2" table:default-cell-style-name="ce30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8" table:default-cell-style-name="ce34"/>
        <table:table-column table:style-name="co6" table:default-cell-style-name="ce30"/>
        <table:table-column table:style-name="co7" table:default-cell-style-name="ce30"/>
        <table:table-column table:style-name="co1" table:number-columns-repeated="1017" table:default-cell-style-name="ce30"/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Birim Fiyat</text:p>
          </table:table-cell>
          <table:table-cell table:style-name="ce35" office:value-type="string" calcext:value-type="string">
            <text:p>Miktar</text:p>
          </table:table-cell>
          <table:table-cell table:style-name="ce35" office:value-type="string" calcext:value-type="string">
            <text:p>Toplam Tutar</text:p>
          </table:table-cell>
          <table:table-cell table:style-name="ce35" office:value-type="string" calcext:value-type="string">
            <text:p>min. ve max.</text:p>
          </table:table-cell>
          <table:table-cell table:style-name="ce35" office:value-type="string" calcext:value-type="string">
            <text:p>Min.</text:p>
          </table:table-cell>
          <table:table-cell table:style-name="ce35" office:value-type="string" calcext:value-type="string">
            <text:p>Max.</text:p>
          </table:table-cell>
          <table:table-cell table:style-name="ce35" office:value-type="string" calcext:value-type="string">
            <text:p>min.TL</text:p>
          </table:table-cell>
          <table:table-cell table:style-name="ce35" office:value-type="string" calcext:value-type="string">
            <text:p>max.TL</text:p>
          </table:table-cell>
          <table:table-cell table:style-name="ce35" office:value-type="string" calcext:value-type="string">
            <text:p>minKIYAS</text:p>
          </table:table-cell>
          <table:table-cell table:style-name="ce35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5" calcext:value-type="currency">
            <text:p>₺15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3]*[.B3]" office:value-type="currency" office:currency="TRY" office:value="2610" calcext:value-type="currency">
            <text:p>₺2.610,00</text:p>
          </table:table-cell>
          <table:table-cell table:style-name="ce44" table:formula="of:=IF(AND(([.D3]&gt;=[.F3]*[.$D$14]);([.D3]&lt;=[.G3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85" calcext:value-type="percentage">
            <text:p>%8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37" table:formula="of:=[.F3]*[.$D$14]" office:value-type="currency" office:currency="TRY" office:value="4134.315" calcext:value-type="currency">
            <text:p>₺4.134,32</text:p>
          </table:table-cell>
          <table:table-cell table:style-name="ce37" table:formula="of:=[.G3]*[.$D$14]" office:value-type="currency" office:currency="TRY" office:value="4863.9" calcext:value-type="currency">
            <text:p>₺4.863,90</text:p>
          </table:table-cell>
          <table:table-cell table:style-name="ce48" table:formula="of:=IF([.D3]&gt;=[.F3]*[.$D$14])" office:value-type="boolean" office:boolean-value="false" calcext:value-type="boolean">
            <text:p>YANLIŞ</text:p>
          </table:table-cell>
          <table:table-cell table:style-name="ce48" table:formula="of:=IF([.D3]&lt;=[.G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5" calcext:value-type="currency">
            <text:p>₺25,00</text:p>
          </table:table-cell>
          <table:table-cell table:style-name="ce38" office:value-type="float" office:value="420" calcext:value-type="float">
            <text:p>420</text:p>
          </table:table-cell>
          <table:table-cell table:style-name="ce37" table:formula="of:=[.C4]*[.B4]" office:value-type="currency" office:currency="TRY" office:value="10500" calcext:value-type="currency">
            <text:p>₺10.500,00</text:p>
          </table:table-cell>
          <table:table-cell table:style-name="ce44" table:formula="of:=IF(AND(([.D4]&gt;=[.F4]*[.$D$14]);([.D4]&lt;=[.G4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45" calcext:value-type="percentage">
            <text:p>%4,50</text:p>
          </table:table-cell>
          <table:table-cell table:style-name="ce37" table:formula="of:=[.F4]*[.$D$14]" office:value-type="currency" office:currency="TRY" office:value="1215.975" calcext:value-type="currency">
            <text:p>₺1.215,98</text:p>
          </table:table-cell>
          <table:table-cell table:style-name="ce37" table:formula="of:=[.G4]*[.$D$14]" office:value-type="currency" office:currency="TRY" office:value="2188.755" calcext:value-type="currency">
            <text:p>₺2.188,76</text:p>
          </table:table-cell>
          <table:table-cell table:style-name="ce48" table:formula="of:=IF([.D4]&gt;=[.F4]*[.$D$14])" office:value-type="boolean" office:boolean-value="true" calcext:value-type="boolean">
            <text:p>DOĞRU</text:p>
          </table:table-cell>
          <table:table-cell table:style-name="ce48" table:formula="of:=IF([.D4]&lt;=[.G4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384" calcext:value-type="float">
            <text:p>384</text:p>
          </table:table-cell>
          <table:table-cell table:style-name="ce37" table:formula="of:=[.C5]*[.B5]" office:value-type="currency" office:currency="TRY" office:value="4224" calcext:value-type="currency">
            <text:p>₺4.224,00</text:p>
          </table:table-cell>
          <table:table-cell table:style-name="ce44" table:formula="of:=IF(AND(([.D5]&gt;=[.F5]*[.$D$14]);([.D5]&lt;=[.G5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37" table:formula="of:=[.F5]*[.$D$14]" office:value-type="currency" office:currency="TRY" office:value="5836.68" calcext:value-type="currency">
            <text:p>₺5.836,68</text:p>
          </table:table-cell>
          <table:table-cell table:style-name="ce37" table:formula="of:=[.G5]*[.$D$14]" office:value-type="currency" office:currency="TRY" office:value="6809.46" calcext:value-type="currency">
            <text:p>₺6.809,46</text:p>
          </table:table-cell>
          <table:table-cell table:style-name="ce48" table:formula="of:=IF([.D5]&gt;=[.F5]*[.$D$14])" office:value-type="boolean" office:boolean-value="false" calcext:value-type="boolean">
            <text:p>YANLIŞ</text:p>
          </table:table-cell>
          <table:table-cell table:style-name="ce48" table:formula="of:=IF([.D5]&lt;=[.G5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8" calcext:value-type="currency">
            <text:p>₺18,00</text:p>
          </table:table-cell>
          <table:table-cell table:style-name="ce38" office:value-type="float" office:value="128" calcext:value-type="float">
            <text:p>128</text:p>
          </table:table-cell>
          <table:table-cell table:style-name="ce37" table:formula="of:=[.C6]*[.B6]" office:value-type="currency" office:currency="TRY" office:value="2304" calcext:value-type="currency">
            <text:p>₺2.304,00</text:p>
          </table:table-cell>
          <table:table-cell table:style-name="ce44" table:formula="of:=IF(AND(([.D6]&gt;=[.F6]*[.$D$14]);([.D6]&lt;=[.G6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40" office:value-type="percentage" office:value="0.12" calcext:value-type="percentage">
            <text:p>%12,00</text:p>
          </table:table-cell>
          <table:table-cell table:style-name="ce37" table:formula="of:=[.F6]*[.$D$14]" office:value-type="currency" office:currency="TRY" office:value="4377.51" calcext:value-type="currency">
            <text:p>₺4.377,51</text:p>
          </table:table-cell>
          <table:table-cell table:style-name="ce37" table:formula="of:=[.G6]*[.$D$14]" office:value-type="currency" office:currency="TRY" office:value="5836.68" calcext:value-type="currency">
            <text:p>₺5.836,68</text:p>
          </table:table-cell>
          <table:table-cell table:style-name="ce48" table:formula="of:=IF([.D6]&gt;=[.F6]*[.$D$14])" office:value-type="boolean" office:boolean-value="false" calcext:value-type="boolean">
            <text:p>YANLIŞ</text:p>
          </table:table-cell>
          <table:table-cell table:style-name="ce48" table:formula="of:=IF([.D6]&lt;=[.G6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7" calcext:value-type="currency">
            <text:p>₺17,00</text:p>
          </table:table-cell>
          <table:table-cell table:style-name="ce38" office:value-type="float" office:value="174" calcext:value-type="float">
            <text:p>174</text:p>
          </table:table-cell>
          <table:table-cell table:style-name="ce37" table:formula="of:=[.C7]*[.B7]" office:value-type="currency" office:currency="TRY" office:value="2958" calcext:value-type="currency">
            <text:p>₺2.958,00</text:p>
          </table:table-cell>
          <table:table-cell table:style-name="ce44" table:formula="of:=IF(AND(([.D7]&gt;=[.F7]*[.$D$14]);([.D7]&lt;=[.G7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25" calcext:value-type="percentage">
            <text:p>%2,50</text:p>
          </table:table-cell>
          <table:table-cell table:style-name="ce40" office:value-type="percentage" office:value="0.05" calcext:value-type="percentage">
            <text:p>%5,00</text:p>
          </table:table-cell>
          <table:table-cell table:style-name="ce37" table:formula="of:=[.F7]*[.$D$14]" office:value-type="currency" office:currency="TRY" office:value="1215.975" calcext:value-type="currency">
            <text:p>₺1.215,98</text:p>
          </table:table-cell>
          <table:table-cell table:style-name="ce37" table:formula="of:=[.G7]*[.$D$14]" office:value-type="currency" office:currency="TRY" office:value="2431.95" calcext:value-type="currency">
            <text:p>₺2.431,95</text:p>
          </table:table-cell>
          <table:table-cell table:style-name="ce48" table:formula="of:=IF([.D7]&gt;=[.F7]*[.$D$14])" office:value-type="boolean" office:boolean-value="true" calcext:value-type="boolean">
            <text:p>DOĞRU</text:p>
          </table:table-cell>
          <table:table-cell table:style-name="ce48" table:formula="of:=IF([.D7]&lt;=[.G7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4" calcext:value-type="currency">
            <text:p>₺14,00</text:p>
          </table:table-cell>
          <table:table-cell table:style-name="ce38" office:value-type="float" office:value="238" calcext:value-type="float">
            <text:p>238</text:p>
          </table:table-cell>
          <table:table-cell table:style-name="ce37" table:formula="of:=[.C8]*[.B8]" office:value-type="currency" office:currency="TRY" office:value="3332" calcext:value-type="currency">
            <text:p>₺3.332,00</text:p>
          </table:table-cell>
          <table:table-cell table:style-name="ce44" table:formula="of:=IF(AND(([.D8]&gt;=[.F8]*[.$D$14]);([.D8]&lt;=[.G8]*[.$D$14]));&quot;UYGUN&quot;;&quot;DEĞİŞTİR&quot;)" office:value-type="string" office:string-value="UYGUN" calcext:value-type="string">
            <text:p>UYGUN</text:p>
          </table:table-cell>
          <table:table-cell table:style-name="ce40" office:value-type="percentage" office:value="0.055" calcext:value-type="percentage">
            <text:p>%5,50</text:p>
          </table:table-cell>
          <table:table-cell table:style-name="ce40" office:value-type="percentage" office:value="0.07" calcext:value-type="percentage">
            <text:p>%7,00</text:p>
          </table:table-cell>
          <table:table-cell table:style-name="ce37" table:formula="of:=[.F8]*[.$D$14]" office:value-type="currency" office:currency="TRY" office:value="2675.145" calcext:value-type="currency">
            <text:p>₺2.675,15</text:p>
          </table:table-cell>
          <table:table-cell table:style-name="ce37" table:formula="of:=[.G8]*[.$D$14]" office:value-type="currency" office:currency="TRY" office:value="3404.73" calcext:value-type="currency">
            <text:p>₺3.404,73</text:p>
          </table:table-cell>
          <table:table-cell table:style-name="ce48" table:formula="of:=IF([.D8]&gt;=[.F8]*[.$D$14])" office:value-type="boolean" office:boolean-value="true" calcext:value-type="boolean">
            <text:p>DOĞRU</text:p>
          </table:table-cell>
          <table:table-cell table:style-name="ce48" table:formula="of:=IF([.D8]&lt;=[.G8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1" calcext:value-type="currency">
            <text:p>₺11,00</text:p>
          </table:table-cell>
          <table:table-cell table:style-name="ce38" office:value-type="float" office:value="239" calcext:value-type="float">
            <text:p>239</text:p>
          </table:table-cell>
          <table:table-cell table:style-name="ce37" table:formula="of:=[.C9]*[.B9]" office:value-type="currency" office:currency="TRY" office:value="2629" calcext:value-type="currency">
            <text:p>₺2.629,00</text:p>
          </table:table-cell>
          <table:table-cell table:style-name="ce44" table:formula="of:=IF(AND(([.D9]&gt;=[.F9]*[.$D$14]);([.D9]&lt;=[.G9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75" calcext:value-type="percentage">
            <text:p>%7,50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37" table:formula="of:=[.F9]*[.$D$14]" office:value-type="currency" office:currency="TRY" office:value="3647.925" calcext:value-type="currency">
            <text:p>₺3.647,93</text:p>
          </table:table-cell>
          <table:table-cell table:style-name="ce37" table:formula="of:=[.G9]*[.$D$14]" office:value-type="currency" office:currency="TRY" office:value="4863.9" calcext:value-type="currency">
            <text:p>₺4.863,90</text:p>
          </table:table-cell>
          <table:table-cell table:style-name="ce48" table:formula="of:=IF([.D9]&gt;=[.F9]*[.$D$14])" office:value-type="boolean" office:boolean-value="false" calcext:value-type="boolean">
            <text:p>YANLIŞ</text:p>
          </table:table-cell>
          <table:table-cell table:style-name="ce48" table:formula="of:=IF([.D9]&lt;=[.G9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6" calcext:value-type="currency">
            <text:p>₺16,00</text:p>
          </table:table-cell>
          <table:table-cell table:style-name="ce38" office:value-type="float" office:value="196" calcext:value-type="float">
            <text:p>196</text:p>
          </table:table-cell>
          <table:table-cell table:style-name="ce37" table:formula="of:=[.C10]*[.B10]" office:value-type="currency" office:currency="TRY" office:value="3136" calcext:value-type="currency">
            <text:p>₺3.136,00</text:p>
          </table:table-cell>
          <table:table-cell table:style-name="ce44" table:formula="of:=IF(AND(([.D10]&gt;=[.F10]*[.$D$14]);([.D10]&lt;=[.G10]*[.$D$14]));&quot;UYGUN&quot;;&quot;DEĞİŞTİR&quot;)" office:value-type="string" office:string-value="UYGUN" calcext:value-type="string">
            <text:p>UYGUN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8" calcext:value-type="percentage">
            <text:p>%8,00</text:p>
          </table:table-cell>
          <table:table-cell table:style-name="ce37" table:formula="of:=[.F10]*[.$D$14]" office:value-type="currency" office:currency="TRY" office:value="2918.34" calcext:value-type="currency">
            <text:p>₺2.918,34</text:p>
          </table:table-cell>
          <table:table-cell table:style-name="ce37" table:formula="of:=[.G10]*[.$D$14]" office:value-type="currency" office:currency="TRY" office:value="3891.12" calcext:value-type="currency">
            <text:p>₺3.891,12</text:p>
          </table:table-cell>
          <table:table-cell table:style-name="ce48" table:formula="of:=IF([.D10]&gt;=[.F10]*[.$D$14])" office:value-type="boolean" office:boolean-value="true" calcext:value-type="boolean">
            <text:p>DOĞRU</text:p>
          </table:table-cell>
          <table:table-cell table:style-name="ce48" table:formula="of:=IF([.D10]&lt;=[.G10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23" calcext:value-type="currency">
            <text:p>₺23,00</text:p>
          </table:table-cell>
          <table:table-cell table:style-name="ce38" office:value-type="float" office:value="184" calcext:value-type="float">
            <text:p>184</text:p>
          </table:table-cell>
          <table:table-cell table:style-name="ce37" table:formula="of:=[.C11]*[.B11]" office:value-type="currency" office:currency="TRY" office:value="4232" calcext:value-type="currency">
            <text:p>₺4.232,00</text:p>
          </table:table-cell>
          <table:table-cell table:style-name="ce44" table:formula="of:=IF(AND(([.D11]&gt;=[.F11]*[.$D$14]);([.D11]&lt;=[.G11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" calcext:value-type="percentage">
            <text:p>%10,00</text:p>
          </table:table-cell>
          <table:table-cell table:style-name="ce40" office:value-type="percentage" office:value="0.14" calcext:value-type="percentage">
            <text:p>%14,00</text:p>
          </table:table-cell>
          <table:table-cell table:style-name="ce37" table:formula="of:=[.F11]*[.$D$14]" office:value-type="currency" office:currency="TRY" office:value="4863.9" calcext:value-type="currency">
            <text:p>₺4.863,90</text:p>
          </table:table-cell>
          <table:table-cell table:style-name="ce37" table:formula="of:=[.G11]*[.$D$14]" office:value-type="currency" office:currency="TRY" office:value="6809.46" calcext:value-type="currency">
            <text:p>₺6.809,46</text:p>
          </table:table-cell>
          <table:table-cell table:style-name="ce48" table:formula="of:=IF([.D11]&gt;=[.F11]*[.$D$14])" office:value-type="boolean" office:boolean-value="false" calcext:value-type="boolean">
            <text:p>YANLIŞ</text:p>
          </table:table-cell>
          <table:table-cell table:style-name="ce48" table:formula="of:=IF([.D11]&lt;=[.G11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3" calcext:value-type="currency">
            <text:p>₺13,00</text:p>
          </table:table-cell>
          <table:table-cell table:style-name="ce38" office:value-type="float" office:value="492" calcext:value-type="float">
            <text:p>492</text:p>
          </table:table-cell>
          <table:table-cell table:style-name="ce37" table:formula="of:=[.C12]*[.B12]" office:value-type="currency" office:currency="TRY" office:value="6396" calcext:value-type="currency">
            <text:p>₺6.396,00</text:p>
          </table:table-cell>
          <table:table-cell table:style-name="ce44" table:formula="of:=IF(AND(([.D12]&gt;=[.F12]*[.$D$14]);([.D12]&lt;=[.G12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06" calcext:value-type="percentage">
            <text:p>%6,00</text:p>
          </table:table-cell>
          <table:table-cell table:style-name="ce40" office:value-type="percentage" office:value="0.09" calcext:value-type="percentage">
            <text:p>%9,00</text:p>
          </table:table-cell>
          <table:table-cell table:style-name="ce37" table:formula="of:=[.F12]*[.$D$14]" office:value-type="currency" office:currency="TRY" office:value="2918.34" calcext:value-type="currency">
            <text:p>₺2.918,34</text:p>
          </table:table-cell>
          <table:table-cell table:style-name="ce37" table:formula="of:=[.G12]*[.$D$14]" office:value-type="currency" office:currency="TRY" office:value="4377.51" calcext:value-type="currency">
            <text:p>₺4.377,51</text:p>
          </table:table-cell>
          <table:table-cell table:style-name="ce48" table:formula="of:=IF([.D12]&gt;=[.F12]*[.$D$14])" office:value-type="boolean" office:boolean-value="true" calcext:value-type="boolean">
            <text:p>DOĞRU</text:p>
          </table:table-cell>
          <table:table-cell table:style-name="ce48" table:formula="of:=IF([.D12]&lt;=[.G12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37" office:value-type="currency" office:currency="TRY" office:value="18" calcext:value-type="currency">
            <text:p>₺18,00</text:p>
          </table:table-cell>
          <table:table-cell table:style-name="ce38" office:value-type="float" office:value="351" calcext:value-type="float">
            <text:p>351</text:p>
          </table:table-cell>
          <table:table-cell table:style-name="ce37" table:formula="of:=[.C13]*[.B13]" office:value-type="currency" office:currency="TRY" office:value="6318" calcext:value-type="currency">
            <text:p>₺6.318,00</text:p>
          </table:table-cell>
          <table:table-cell table:style-name="ce44" table:formula="of:=IF(AND(([.D13]&gt;=[.F13]*[.$D$14]);([.D13]&lt;=[.G13]*[.$D$14]));&quot;UYGUN&quot;;&quot;DEĞİŞTİR&quot;)" office:value-type="string" office:string-value="DEĞİŞTİR" calcext:value-type="string">
            <text:p>DEĞİŞTİR</text:p>
          </table:table-cell>
          <table:table-cell table:style-name="ce40" office:value-type="percentage" office:value="0.17" calcext:value-type="percentage">
            <text:p>%17,00</text:p>
          </table:table-cell>
          <table:table-cell table:style-name="ce40" office:value-type="percentage" office:value="0.2" calcext:value-type="percentage">
            <text:p>%20,00</text:p>
          </table:table-cell>
          <table:table-cell table:style-name="ce37" table:formula="of:=[.F13]*[.$D$14]" office:value-type="currency" office:currency="TRY" office:value="8268.63" calcext:value-type="currency">
            <text:p>₺8.268,63</text:p>
          </table:table-cell>
          <table:table-cell table:style-name="ce37" table:formula="of:=[.G13]*[.$D$14]" office:value-type="currency" office:currency="TRY" office:value="9727.8" calcext:value-type="currency">
            <text:p>₺9.727,80</text:p>
          </table:table-cell>
          <table:table-cell table:style-name="ce48" table:formula="of:=IF([.D13]&gt;=[.F13]*[.$D$14])" office:value-type="boolean" office:boolean-value="false" calcext:value-type="boolean">
            <text:p>YANLIŞ</text:p>
          </table:table-cell>
          <table:table-cell table:style-name="ce48" table:formula="of:=IF([.D13]&lt;=[.G1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39" table:formula="of:=SUM([.D3:.D13])" office:value-type="currency" office:currency="TRY" office:value="48639" calcext:value-type="currency">
            <text:p>₺48.639,00</text:p>
          </table:table-cell>
          <table:table-cell table:style-name="ce45"/>
          <table:table-cell table:number-columns-repeated="1019"/>
        </table:table-row>
        <table:table-row table:style-name="ro1">
          <table:table-cell table:number-columns-repeated="5"/>
          <table:table-cell table:style-name="ce46"/>
          <table:table-cell table:style-name="ce47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Degil.J3:UygunDegil.K13">
            <calcext:condition calcext:apply-style-name="Good" calcext:value="=1" calcext:base-cell-address="UygunDegil.J3"/>
            <calcext:condition calcext:apply-style-name="Error" calcext:value="=0" calcext:base-cell-address="UygunDegil.J3"/>
          </calcext:conditional-format>
          <calcext:conditional-format calcext:target-range-address="UygunDegil.E3:UygunDegil.E13">
            <calcext:condition calcext:apply-style-name="Good" calcext:value="=&quot;UYGUN&quot;" calcext:base-cell-address="UygunDegil.E3"/>
            <calcext:condition calcext:apply-style-name="Error" calcext:value="=&quot;DEĞİŞTİR&quot;" calcext:base-cell-address="UygunDegil.E3"/>
          </calcext:conditional-format>
        </calcext:conditional-formats>
      </table:table>
      <table:table table:name="Kodlama_icin" table:style-name="ta1">
        <office:forms form:automatic-focus="false" form:apply-design-mode="false"/>
        <table:table-column table:style-name="co10" table:default-cell-style-name="ce86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4" table:default-cell-style-name="ce86"/>
        <table:table-column table:style-name="co15" table:default-cell-style-name="ce86"/>
        <table:table-column table:style-name="co16" table:default-cell-style-name="ce86"/>
        <table:table-column table:style-name="co11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21" table:default-cell-style-name="ce86"/>
        <table:table-column table:style-name="co1" table:number-columns-repeated="1010" table:default-cell-style-name="ce86"/>
        <table:table-column table:style-name="co1" table:default-cell-style-name="ce104"/>
        <table:table-row table:style-name="ro2">
          <table:table-cell table:number-columns-repeated="1024"/>
        </table:table-row>
        <table:table-row table:style-name="ro2">
          <table:table-cell/>
          <table:table-cell table:style-name="ce88" office:value-type="string" calcext:value-type="string">
            <text:p>Birim Fiyat</text:p>
          </table:table-cell>
          <table:table-cell table:style-name="ce88" office:value-type="string" calcext:value-type="string">
            <text:p>Miktar</text:p>
          </table:table-cell>
          <table:table-cell table:style-name="ce88" office:value-type="string" calcext:value-type="string">
            <text:p>Toplam Tutar</text:p>
          </table:table-cell>
          <table:table-cell table:style-name="ce88" office:value-type="string" calcext:value-type="string">
            <text:p>Min.</text:p>
          </table:table-cell>
          <table:table-cell table:style-name="ce88" office:value-type="string" calcext:value-type="string">
            <text:p>Max.</text:p>
          </table:table-cell>
          <table:table-cell table:style-name="ce88" office:value-type="string" calcext:value-type="string">
            <text:p>min. ve max.</text:p>
          </table:table-cell>
          <table:table-cell table:style-name="ce88" office:value-type="string" calcext:value-type="string">
            <text:p>min.TL</text:p>
          </table:table-cell>
          <table:table-cell table:style-name="ce88" office:value-type="string" calcext:value-type="string">
            <text:p>max.TL</text:p>
          </table:table-cell>
          <table:table-cell table:style-name="ce88" office:value-type="string" calcext:value-type="string">
            <text:p>minKIYAS</text:p>
          </table:table-cell>
          <table:table-cell table:style-name="ce88" office:value-type="string" calcext:value-type="string">
            <text:p>MaxKIYAS</text:p>
          </table:table-cell>
          <table:table-cell table:style-name="ce88" office:value-type="string" calcext:value-type="string">
            <text:p>Mevcut Oran</text:p>
          </table:table-cell>
          <table:table-cell table:style-name="ce36" table:formula="of:= &quot;| &quot;&amp;[.B2]&amp;&quot; |&quot;&amp;[.C2]&amp;&quot; |&quot;&amp;[.D2]&amp;&quot; |&quot;&amp;[.E2]&amp;&quot; |&quot;&amp;[.F2]&amp;&quot; |&quot;&amp;[.G2]&amp;&quot; |&quot;&amp;[.H2]&amp;&quot; |&quot;&amp;[.I2]&amp;&quot; |&quot;&amp;[.J2]&amp;&quot; |&quot;&amp;[.K2]&amp;&quot; |&quot;&amp;[.L2]&amp;&quot; |&quot;" office:value-type="string" office:string-value="| Birim Fiyat |Miktar |Toplam Tutar |Min. |Max. |min. ve max. |min.TL |max.TL |minKIYAS |MaxKIYAS |Mevcut Oran |" calcext:value-type="string">
            <text:p>| Birim Fiyat |Miktar |Toplam Tutar |Min. |Max. |min. ve max. |min.TL |max.TL |minKIYAS |MaxKIYAS |Mevcut Oran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28" calcext:value-type="currency">
            <text:p>₺28,00</text:p>
          </table:table-cell>
          <table:table-cell table:style-name="ce92" office:value-type="float" office:value="174" calcext:value-type="float">
            <text:p>174</text:p>
          </table:table-cell>
          <table:table-cell table:style-name="ce94" table:formula="of:=[.C3]*[.B3]" office:value-type="currency" office:currency="TRY" office:value="4872" calcext:value-type="currency">
            <text:p>₺4.872</text:p>
          </table:table-cell>
          <table:table-cell table:style-name="ce96" office:value-type="percentage" office:value="0.21" calcext:value-type="percentage">
            <text:p>21%</text:p>
          </table:table-cell>
          <table:table-cell table:style-name="ce96" office:value-type="percentage" office:value="0.25" calcext:value-type="percentage">
            <text:p>25%</text:p>
          </table:table-cell>
          <table:table-cell table:style-name="ce99" table:formula="of:=IF(AND(([.D3]&gt;=[.E3]*[.$D$8]);([.D3]&lt;=[.F3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3]*[.$D$8]" office:value-type="currency" office:currency="TRY" office:value="4312.14" calcext:value-type="currency">
            <text:p>₺4.312,14</text:p>
          </table:table-cell>
          <table:table-cell table:style-name="ce101" table:formula="of:=[.F3]*[.$D$8]" office:value-type="currency" office:currency="TRY" office:value="5133.5" calcext:value-type="currency">
            <text:p>₺5.133,50</text:p>
          </table:table-cell>
          <table:table-cell table:style-name="ce102" table:formula="of:=IF([.D3]&gt;=[.E3]*[.$D$8])" office:value-type="boolean" office:boolean-value="true" calcext:value-type="boolean">
            <text:p>DOĞRU</text:p>
          </table:table-cell>
          <table:table-cell table:style-name="ce102" table:formula="of:=IF([.D3]&lt;=[.F3]*[.$D$8])" office:value-type="boolean" office:boolean-value="true" calcext:value-type="boolean">
            <text:p>DOĞRU</text:p>
          </table:table-cell>
          <table:table-cell table:style-name="ce96" table:formula="of:=IFERROR([.D3]/[.$D$8];&quot;&quot;)" office:value-type="percentage" office:value="0.237265023862862" calcext:value-type="percentage">
            <text:p>24%</text:p>
          </table:table-cell>
          <table:table-cell table:style-name="ce36" table:formula="of:= &quot;| &quot;&amp;[.B3]&amp;&quot; |&quot;&amp;[.C3]&amp;&quot; |&quot;&amp;[.D3]&amp;&quot; |&quot;&amp;[.E3]&amp;&quot; |&quot;&amp;[.F3]&amp;&quot; |&quot;&amp;[.G3]&amp;&quot; |&quot;&amp;[.H3]&amp;&quot; |&quot;&amp;[.I3]&amp;&quot; |&quot;&amp;[.J3]&amp;&quot; |&quot;&amp;[.K3]&amp;&quot; |&quot;&amp;[.L3]&amp;&quot; |&quot;" office:value-type="string" office:string-value="| 28 |174 |4872 |0,21 |0,25 |UYGUN |4312,14 |5133,5 |1 |1 |0,237265023862862 |" calcext:value-type="string">
            <text:p>| 28 |174 |4872 |0,21 |0,25 |UYGUN |4312,14 |5133,5 |1 |1 |0,237265023862862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5" calcext:value-type="currency">
            <text:p>₺5,00</text:p>
          </table:table-cell>
          <table:table-cell table:style-name="ce92" office:value-type="float" office:value="420" calcext:value-type="float">
            <text:p>420</text:p>
          </table:table-cell>
          <table:table-cell table:style-name="ce94" table:formula="of:=[.C4]*[.B4]" office:value-type="currency" office:currency="TRY" office:value="2100" calcext:value-type="currency">
            <text:p>₺2.100</text:p>
          </table:table-cell>
          <table:table-cell table:style-name="ce96" office:value-type="percentage" office:value="0.09" calcext:value-type="percentage">
            <text:p>9%</text:p>
          </table:table-cell>
          <table:table-cell table:style-name="ce96" office:value-type="percentage" office:value="0.12" calcext:value-type="percentage">
            <text:p>12%</text:p>
          </table:table-cell>
          <table:table-cell table:style-name="ce99" table:formula="of:=IF(AND(([.D4]&gt;=[.E4]*[.$D$8]);([.D4]&lt;=[.F4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4]*[.$D$8]" office:value-type="currency" office:currency="TRY" office:value="1848.06" calcext:value-type="currency">
            <text:p>₺1.848,06</text:p>
          </table:table-cell>
          <table:table-cell table:style-name="ce101" table:formula="of:=[.F4]*[.$D$8]" office:value-type="currency" office:currency="TRY" office:value="2464.08" calcext:value-type="currency">
            <text:p>₺2.464,08</text:p>
          </table:table-cell>
          <table:table-cell table:style-name="ce102" table:formula="of:=IF([.D4]&gt;=[.E4]*[.$D$8])" office:value-type="boolean" office:boolean-value="true" calcext:value-type="boolean">
            <text:p>DOĞRU</text:p>
          </table:table-cell>
          <table:table-cell table:style-name="ce102" table:formula="of:=IF([.D4]&lt;=[.F4]*[.$D$8])" office:value-type="boolean" office:boolean-value="true" calcext:value-type="boolean">
            <text:p>DOĞRU</text:p>
          </table:table-cell>
          <table:table-cell table:style-name="ce96" table:formula="of:=IFERROR([.D4]/[.$D$8];&quot;&quot;)" office:value-type="percentage" office:value="0.10226940683744" calcext:value-type="percentage">
            <text:p>10%</text:p>
          </table:table-cell>
          <table:table-cell table:style-name="ce36" table:formula="of:= &quot;| &quot;&amp;[.B4]&amp;&quot; |&quot;&amp;[.C4]&amp;&quot; |&quot;&amp;[.D4]&amp;&quot; |&quot;&amp;[.E4]&amp;&quot; |&quot;&amp;[.F4]&amp;&quot; |&quot;&amp;[.G4]&amp;&quot; |&quot;&amp;[.H4]&amp;&quot; |&quot;&amp;[.I4]&amp;&quot; |&quot;&amp;[.J4]&amp;&quot; |&quot;&amp;[.K4]&amp;&quot; |&quot;&amp;[.L4]&amp;&quot; |&quot;" office:value-type="string" office:string-value="| 5 |420 |2100 |0,09 |0,12 |UYGUN |1848,06 |2464,08 |1 |1 |0,10226940683744 |" calcext:value-type="string">
            <text:p>| 5 |420 |2100 |0,09 |0,12 |UYGUN |1848,06 |2464,08 |1 |1 |0,10226940683744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17" calcext:value-type="currency">
            <text:p>₺17,00</text:p>
          </table:table-cell>
          <table:table-cell table:style-name="ce92" office:value-type="float" office:value="384" calcext:value-type="float">
            <text:p>384</text:p>
          </table:table-cell>
          <table:table-cell table:style-name="ce94" table:formula="of:=[.C5]*[.B5]" office:value-type="currency" office:currency="TRY" office:value="6528" calcext:value-type="currency">
            <text:p>₺6.528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96" office:value-type="percentage" office:value="0.33" calcext:value-type="percentage">
            <text:p>33%</text:p>
          </table:table-cell>
          <table:table-cell table:style-name="ce99" table:formula="of:=IF(AND(([.D5]&gt;=[.E5]*[.$D$8]);([.D5]&lt;=[.F5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5]*[.$D$8]" office:value-type="currency" office:currency="TRY" office:value="6160.2" calcext:value-type="currency">
            <text:p>₺6.160,20</text:p>
          </table:table-cell>
          <table:table-cell table:style-name="ce101" table:formula="of:=[.F5]*[.$D$8]" office:value-type="currency" office:currency="TRY" office:value="6776.22" calcext:value-type="currency">
            <text:p>₺6.776,22</text:p>
          </table:table-cell>
          <table:table-cell table:style-name="ce102" table:formula="of:=IF([.D5]&gt;=[.E5]*[.$D$8])" office:value-type="boolean" office:boolean-value="true" calcext:value-type="boolean">
            <text:p>DOĞRU</text:p>
          </table:table-cell>
          <table:table-cell table:style-name="ce102" table:formula="of:=IF([.D5]&lt;=[.F5]*[.$D$8])" office:value-type="boolean" office:boolean-value="true" calcext:value-type="boolean">
            <text:p>DOĞRU</text:p>
          </table:table-cell>
          <table:table-cell table:style-name="ce96" table:formula="of:=IFERROR([.D5]/[.$D$8];&quot;&quot;)" office:value-type="percentage" office:value="0.317911756111815" calcext:value-type="percentage">
            <text:p>32%</text:p>
          </table:table-cell>
          <table:table-cell table:style-name="ce36" table:formula="of:= &quot;| &quot;&amp;[.B5]&amp;&quot; |&quot;&amp;[.C5]&amp;&quot; |&quot;&amp;[.D5]&amp;&quot; |&quot;&amp;[.E5]&amp;&quot; |&quot;&amp;[.F5]&amp;&quot; |&quot;&amp;[.G5]&amp;&quot; |&quot;&amp;[.H5]&amp;&quot; |&quot;&amp;[.I5]&amp;&quot; |&quot;&amp;[.J5]&amp;&quot; |&quot;&amp;[.K5]&amp;&quot; |&quot;&amp;[.L5]&amp;&quot; |&quot;" office:value-type="string" office:string-value="| 17 |384 |6528 |0,3 |0,33 |UYGUN |6160,2 |6776,22 |1 |1 |0,317911756111815 |" calcext:value-type="string">
            <text:p>| 17 |384 |6528 |0,3 |0,33 |UYGUN |6160,2 |6776,22 |1 |1 |0,317911756111815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40" calcext:value-type="currency">
            <text:p>₺40,00</text:p>
          </table:table-cell>
          <table:table-cell table:style-name="ce92" office:value-type="float" office:value="128" calcext:value-type="float">
            <text:p>128</text:p>
          </table:table-cell>
          <table:table-cell table:style-name="ce94" table:formula="of:=[.C6]*[.B6]" office:value-type="currency" office:currency="TRY" office:value="5120" calcext:value-type="currency">
            <text:p>₺5.120</text:p>
          </table:table-cell>
          <table:table-cell table:style-name="ce96" office:value-type="percentage" office:value="0.23" calcext:value-type="percentage">
            <text:p>23%</text:p>
          </table:table-cell>
          <table:table-cell table:style-name="ce96" office:value-type="percentage" office:value="0.26" calcext:value-type="percentage">
            <text:p>26%</text:p>
          </table:table-cell>
          <table:table-cell table:style-name="ce99" table:formula="of:=IF(AND(([.D6]&gt;=[.E6]*[.$D$8]);([.D6]&lt;=[.F6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6]*[.$D$8]" office:value-type="currency" office:currency="TRY" office:value="4722.82" calcext:value-type="currency">
            <text:p>₺4.722,82</text:p>
          </table:table-cell>
          <table:table-cell table:style-name="ce101" table:formula="of:=[.F6]*[.$D$8]" office:value-type="currency" office:currency="TRY" office:value="5338.84" calcext:value-type="currency">
            <text:p>₺5.338,84</text:p>
          </table:table-cell>
          <table:table-cell table:style-name="ce102" table:formula="of:=IF([.D6]&gt;=[.E6]*[.$D$8])" office:value-type="boolean" office:boolean-value="true" calcext:value-type="boolean">
            <text:p>DOĞRU</text:p>
          </table:table-cell>
          <table:table-cell table:style-name="ce102" table:formula="of:=IF([.D6]&lt;=[.F6]*[.$D$8])" office:value-type="boolean" office:boolean-value="true" calcext:value-type="boolean">
            <text:p>DOĞRU</text:p>
          </table:table-cell>
          <table:table-cell table:style-name="ce96" table:formula="of:=IFERROR([.D6]/[.$D$8];&quot;&quot;)" office:value-type="percentage" office:value="0.249342553813188" calcext:value-type="percentage">
            <text:p>25%</text:p>
          </table:table-cell>
          <table:table-cell table:style-name="ce36" table:formula="of:= &quot;| &quot;&amp;[.B6]&amp;&quot; |&quot;&amp;[.C6]&amp;&quot; |&quot;&amp;[.D6]&amp;&quot; |&quot;&amp;[.E6]&amp;&quot; |&quot;&amp;[.F6]&amp;&quot; |&quot;&amp;[.G6]&amp;&quot; |&quot;&amp;[.H6]&amp;&quot; |&quot;&amp;[.I6]&amp;&quot; |&quot;&amp;[.J6]&amp;&quot; |&quot;&amp;[.K6]&amp;&quot; |&quot;&amp;[.L6]&amp;&quot; |&quot;" office:value-type="string" office:string-value="| 40 |128 |5120 |0,23 |0,26 |UYGUN |4722,82 |5338,84 |1 |1 |0,249342553813188 |" calcext:value-type="string">
            <text:p>| 40 |128 |5120 |0,23 |0,26 |UYGUN |4722,82 |5338,84 |1 |1 |0,249342553813188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11" calcext:value-type="currency">
            <text:p>₺11,00</text:p>
          </table:table-cell>
          <table:table-cell table:style-name="ce92" office:value-type="float" office:value="174" calcext:value-type="float">
            <text:p>174</text:p>
          </table:table-cell>
          <table:table-cell table:style-name="ce94" table:formula="of:=[.C7]*[.B7]" office:value-type="currency" office:currency="TRY" office:value="1914" calcext:value-type="currency">
            <text:p>₺1.914</text:p>
          </table:table-cell>
          <table:table-cell table:style-name="ce96" office:value-type="percentage" office:value="0.08" calcext:value-type="percentage">
            <text:p>8%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99" table:formula="of:=IF(AND(([.D7]&gt;=[.E7]*[.$D$8]);([.D7]&lt;=[.F7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7]*[.$D$8]" office:value-type="currency" office:currency="TRY" office:value="1642.72" calcext:value-type="currency">
            <text:p>₺1.642,72</text:p>
          </table:table-cell>
          <table:table-cell table:style-name="ce101" table:formula="of:=[.F7]*[.$D$8]" office:value-type="currency" office:currency="TRY" office:value="2053.4" calcext:value-type="currency">
            <text:p>₺2.053,40</text:p>
          </table:table-cell>
          <table:table-cell table:style-name="ce102" table:formula="of:=IF([.D7]&gt;=[.E7]*[.$D$8])" office:value-type="boolean" office:boolean-value="true" calcext:value-type="boolean">
            <text:p>DOĞRU</text:p>
          </table:table-cell>
          <table:table-cell table:style-name="ce102" table:formula="of:=IF([.D7]&lt;=[.F7]*[.$D$8])" office:value-type="boolean" office:boolean-value="true" calcext:value-type="boolean">
            <text:p>DOĞRU</text:p>
          </table:table-cell>
          <table:table-cell table:style-name="ce96" table:formula="of:=IFERROR([.D7]/[.$D$8];&quot;&quot;)" office:value-type="percentage" office:value="0.0932112593746956" calcext:value-type="percentage">
            <text:p>9%</text:p>
          </table:table-cell>
          <table:table-cell table:style-name="ce36" table:formula="of:= &quot;| &quot;&amp;[.B7]&amp;&quot; |&quot;&amp;[.C7]&amp;&quot; |&quot;&amp;[.D7]&amp;&quot; |&quot;&amp;[.E7]&amp;&quot; |&quot;&amp;[.F7]&amp;&quot; |&quot;&amp;[.G7]&amp;&quot; |&quot;&amp;[.H7]&amp;&quot; |&quot;&amp;[.I7]&amp;&quot; |&quot;&amp;[.J7]&amp;&quot; |&quot;&amp;[.K7]&amp;&quot; |&quot;&amp;[.L7]&amp;&quot; |&quot;" office:value-type="string" office:string-value="| 11 |174 |1914 |0,08 |0,1 |UYGUN |1642,72 |2053,4 |1 |1 |0,0932112593746956 |" calcext:value-type="string">
            <text:p>| 11 |174 |1914 |0,08 |0,1 |UYGUN |1642,72 |2053,4 |1 |1 |0,0932112593746956 |</text:p>
          </table:table-cell>
          <table:table-cell table:number-columns-repeated="1011"/>
        </table:table-row>
        <table:table-row table:style-name="ro2">
          <table:table-cell/>
          <table:table-cell table:style-name="ce90" office:value-type="string" calcext:value-type="string" table:number-columns-spanned="2" table:number-rows-spanned="1">
            <text:p>Genel Toplam</text:p>
          </table:table-cell>
          <table:covered-table-cell table:style-name="ce93"/>
          <table:table-cell table:style-name="ce95" table:formula="of:=SUM([.D3:.D7])" office:value-type="currency" office:currency="TRY" office:value="20534" calcext:value-type="currency">
            <text:p>₺20.534</text:p>
          </table:table-cell>
          <table:table-cell table:style-name="ce97" table:formula="of:=SUM([.E3:.E7])" office:value-type="percentage" office:value="0.91" calcext:value-type="percentage">
            <text:p>91%</text:p>
          </table:table-cell>
          <table:table-cell table:style-name="ce97" table:formula="of:=SUM([.F3:.F7])" office:value-type="percentage" office:value="1.06" calcext:value-type="percentage">
            <text:p>106%</text:p>
          </table:table-cell>
          <table:table-cell table:style-name="ce100"/>
          <table:table-cell table:style-name="ce52" table:formula="of:=SUM([.H3:.H7])" office:value-type="currency" office:currency="TRY" office:value="18685.94" calcext:value-type="currency">
            <text:p>₺18.685,94</text:p>
          </table:table-cell>
          <table:table-cell table:style-name="ce52" table:formula="of:=SUM([.I3:.I7])" office:value-type="currency" office:currency="TRY" office:value="21766.04" calcext:value-type="currency">
            <text:p>₺21.766,04</text:p>
          </table:table-cell>
          <table:table-cell table:style-name="ce100" table:number-columns-repeated="2"/>
          <table:table-cell table:style-name="ce97" table:formula="of:=IFERROR([.D8]/[.$D$8];&quot;&quot;)" office:value-type="percentage" office:value="1" calcext:value-type="percentage">
            <text:p>100%</text:p>
          </table:table-cell>
          <table:table-cell table:style-name="ce36" table:formula="of:= &quot;| &quot;&amp;[.B8]&amp;&quot; |&quot;&amp;[.C8]&amp;&quot; |&quot;&amp;[.D8]&amp;&quot; |&quot;&amp;[.E8]&amp;&quot; |&quot;&amp;[.F8]&amp;&quot; |&quot;&amp;[.G8]&amp;&quot; |&quot;&amp;[.H8]&amp;&quot; |&quot;&amp;[.I8]&amp;&quot; |&quot;&amp;[.J8]&amp;&quot; |&quot;&amp;[.K8]&amp;&quot; |&quot;&amp;[.L8]&amp;&quot; |&quot;" office:value-type="string" office:string-value="| Genel Toplam | |20534 |0,91 |1,06 | |18685,94 |21766,04 | | |1 |" calcext:value-type="string">
            <text:p>| Genel Toplam | |20534 |0,91 |1,06 | |18685,94 |21766,04 | | |1 |</text:p>
          </table:table-cell>
          <table:table-cell table:number-columns-repeated="1011"/>
        </table:table-row>
        <table:table-row table:style-name="ro2">
          <table:table-cell/>
          <table:table-cell table:style-name="ce91" table:number-columns-repeated="2"/>
          <table:table-cell/>
          <table:table-cell table:style-name="ce98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98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Kodlama_icin.J3:Kodlama_icin.K7">
            <calcext:condition calcext:apply-style-name="Good" calcext:value="=1" calcext:base-cell-address="Kodlama_icin.J3"/>
            <calcext:condition calcext:apply-style-name="Error" calcext:value="=0" calcext:base-cell-address="Kodlama_icin.J3"/>
          </calcext:conditional-format>
          <calcext:conditional-format calcext:target-range-address="Kodlama_icin.G3:Kodlama_icin.G7">
            <calcext:condition calcext:apply-style-name="Good" calcext:value="=&quot;UYGUN&quot;" calcext:base-cell-address="Kodlama_icin.G3"/>
            <calcext:condition calcext:apply-style-name="Error" calcext:value="=&quot;DEĞİŞTİR&quot;" calcext:base-cell-address="Kodlama_icin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8">
      <number:number number:decimal-places="2" number:min-decimal-places="2" number:min-integer-digits="1"/>
      <number:text>%</number:text>
    </number:percentage-style>
    <number:percentage-style style:name="N117">
      <number:number number:decimal-places="4" number:min-decimal-places="4" number:min-integer-digits="1"/>
      <number:text>%</number:text>
    </number:percentage-style>
    <number:percentage-style style:name="N116">
      <number:number number:decimal-places="3" number:min-decimal-places="3" number:min-integer-digits="1"/>
      <number:text>%</number:text>
    </number:percentage-style>
    <number:number-style style:name="N115">
      <number:number number:decimal-places="1" number:min-decimal-places="1" number:min-integer-digits="1"/>
    </number:number-style>
    <number:currency-style style:name="N114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14P0"/>
    </number:currency-style>
    <number:percentage-style style:name="N112">
      <number:number number:decimal-places="1" number:min-decimal-places="1" number:min-integer-digits="1"/>
      <number:text>%</number:text>
    </number:percentage-style>
    <number:percentage-style style:name="N111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 style:data-style-name="N2" text:time-value="22:07:27.31654281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20:59:28.231183570</meta:creation-date>
    <dc:date>2022-06-08T22:07:45.971762262</dc:date>
    <meta:editing-duration>PT1H53M24S</meta:editing-duration>
    <meta:editing-cycles>60</meta:editing-cycles>
    <meta:generator>LibreOffice/7.3.3.2$Linux_X86_64 LibreOffice_project/d1d0ea68f081ee2800a922cac8f79445e4603348</meta:generator>
    <meta:document-statistic meta:table-count="4" meta:cell-count="401" meta:object-count="0"/>
  </office:meta>
</office:document-meta>
</file>